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2">
      <style:graphic-properties draw:stroke="solid" svg:stroke-width="0.071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4">
      <style:graphic-properties draw:stroke="dash" draw:stroke-dash="Dash_20_4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dash" draw:stroke-dash="Dash_20_5" svg:stroke-width="0.071cm" svg:stroke-color="#000000" draw:stroke-linejoin="miter" draw:fill="none" draw:fill-color="#cc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1.49cm" fo:min-width="0.817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12" style:family="graphic" style:parent-style-name="standard" style:list-style-name="L2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 style:list-style-name="L3">
      <style:graphic-properties draw:stroke="none" draw:fill="none" draw:fill-color="#99cc00" draw:textarea-horizontal-align="right" draw:textarea-vertical-align="top" draw:auto-grow-height="true" fo:min-height="3.016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14" style:family="graphic" style:parent-style-name="standard" style:list-style-name="L3">
      <style:graphic-properties draw:stroke="none" draw:fill="none" draw:fill-color="#99cc00" draw:textarea-horizontal-align="right" draw:textarea-vertical-align="top" draw:auto-grow-height="true" fo:min-height="3.778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  <style:text-properties fo:font-size="10pt"/>
    </style:style>
    <style:style style:name="P3" style:family="paragraph">
      <style:paragraph-properties fo:margin-left="0cm" fo:margin-right="0cm" fo:line-height="100%" fo:text-align="center" text:enable-numbering="false" fo:text-indent="0cm" style:writing-mode="lr-tb"/>
    </style:style>
    <style:style style:name="P4" style:family="paragraph">
      <style:paragraph-properties fo:margin-left="0cm" fo:margin-right="0cm" fo:line-height="100%" text:enable-numbering="false" fo:text-indent="0cm" style:writing-mode="tb-rl"/>
      <style:text-properties fo:font-size="10pt"/>
    </style:style>
    <style:style style:name="P5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6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T1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2" style:family="text">
      <style:text-properties fo:font-family="Tahoma" style:font-family-generic="swiss" style:font-pitch="variable" fo:font-size="10pt" style:font-size-asian="16pt" style:font-size-complex="16pt"/>
    </style:style>
    <style:style style:name="T3" style:family="text">
      <style:text-properties fo:color="#808080" fo:font-family="Tahoma" style:font-family-generic="swiss" style:font-pitch="variable" fo:font-size="10pt" style:font-size-asian="16pt" style:font-size-complex="16pt"/>
    </style:style>
    <style:style style:name="T4" style:family="text">
      <style:text-properties fo:font-family="Tahoma" style:font-family-generic="swiss" style:font-pitch="variable" fo:font-size="16pt" fo:language="en" fo:country="US"/>
    </style:style>
    <style:style style:name="T5" style:family="text">
      <style:text-properties fo:font-family="Tahoma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7.109cm" svg:x="0.39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4.524cm" svg:height="0.961cm" svg:x="4.433cm" svg:y="0.205cm">
            <text:p text:style-name="P3"><text:span text:style-name="T1">readMemoryData()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4.524cm" svg:height="0.96cm" svg:x="4.433cm" svg:y="1.07cm">
            <text:p text:style-name="P3"><text:span text:style-name="T2">data</text:span></text:p>
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5" draw:text-style-name="P2" draw:layer="layout" svg:width="4.524cm" svg:height="0.961cm" svg:x="4.433cm" svg:y="2.126cm">
            <text:p text:style-name="P3"><text:span text:style-name="T1">sendRequestInquire()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4.524cm" svg:height="0.961cm" svg:x="4.433cm" svg:y="3.183cm">
            <text:p text:style-name="P3"><text:span text:style-name="T1">sendReadRequest()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4.524cm" svg:height="0.96cm" svg:x="4.433cm" svg:y="4.24cm">
            <text:p text:style-name="P3"><text:span text:style-name="T1">readInquire()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4.524cm" svg:height="0.96cm" svg:x="4.433cm" svg:y="5.297cm">
            <text:p text:style-name="P3"><text:span text:style-name="T2">read()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4.524cm" svg:height="0.961cm" svg:x="4.433cm" svg:y="6.161cm">
            <text:p text:style-name="P3"><text:span text:style-name="T3">data</text:span></text:p>
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5.869cm" svg:height="5.188cm" svg:x="4.066cm" svg:y="1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317cm" svg:height="2.501cm" svg:x="8.449cm" svg:y="3.375cm">
            <text:p text:style-name="P4"><text:span text:style-name="T2">repeat n times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12" draw:text-style-name="P2" draw:layer="layout" svg:width="3.423cm" svg:height="7.109cm" svg:x="10.17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283cm" svg:height="3.276cm" svg:x="1.469cm" svg:y="2.121cm">
          <text:p text:style-name="P5"><text:span text:style-name="T4">uADL model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1.282cm" svg:height="4.038cm" svg:x="11.249cm" svg:y="1.74cm">
          <text:p text:style-name="P5"><text:span text:style-name="T5">Platform mode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4" draw:display-name="Dash 4" draw:style="rect" draw:dots1="1" draw:dots1-length="0.035cm" draw:distance="0.035cm"/>
    <draw:stroke-dash draw:name="Dash_20_5" draw:display-name="Dash 5" draw:style="rect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4:01:42</dc:date>
    <dc:language>en-US</dc:language>
    <meta:editing-cycles>6</meta:editing-cycles>
    <meta:editing-duration>PT25M3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